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atures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color_histogram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65.26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/SUM([.B7:.F7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]/SUM([.B8:.F8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]/SUM([.B9:.F9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10]/SUM([.B10:.F10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1]/SUM([.B11:.F11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7:.G11])" office:value-type="percentage" office:value="0.578600732600733" calcext:value-type="percentage">
            <text:p>57.86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u_moments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37.89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7]/SUM([.B17:.F17])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8]/SUM([.B18:.F18])"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9]/SUM([.B19:.F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0]/SUM([.B20:.F20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21]/SUM([.B21:.F21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7:.G21])" office:value-type="percentage" office:value="0.328285714285714" calcext:value-type="percentage">
            <text:p>32.83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istogram_of_oriented_gradients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49.47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7]/SUM([.B27:.F27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/SUM([.B28:.F28])" office:value-type="percentage" office:value="0.56" calcext:value-type="percentage">
            <text:p>56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/SUM([.B29:.F29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0]/SUM([.B30:.F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1]/SUM([.B31:.F3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7:.G31])" office:value-type="percentage" office:value="0.310241758241758" calcext:value-type="percentage">
            <text:p>31.02%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1" table:number-columns-spanned="7" table:number-rows-spanned="1"/>
          <table:covered-table-cell table:number-columns-repeated="5"/>
          <table:covered-table-cell table:style-name="Default"/>
        </table:table-row>
        <table:table-row table:style-name="ro1">
          <table:table-cell table:style-name="ce1" table:number-columns-spanned="7" table:number-rows-spanned="1"/>
          <table:covered-table-cell table:number-columns-repeated="5"/>
          <table:covered-table-cell table:style-name="Default"/>
        </table:table-row>
        <table:table-row table:style-name="ro1">
          <table:table-cell table:style-name="ce1" table:number-columns-spanned="7" table:number-rows-spanned="1"/>
          <table:covered-table-cell table:number-columns-repeated="5"/>
          <table:covered-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lassifiers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Classifier: svm</text:p>
          </table:table-cell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color_histogram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0.6210526316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/SUM([.B6:.F6])" office:value-type="percentage" office:value="0.771428571428571" calcext:value-type="percentage">
            <text:p>7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/SUM([.B7:.F7])" office:value-type="percentage" office:value="0.6" calcext:value-type="percentage">
            <text:p>6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SUM([.B8:.F8])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/SUM([.B9:.F9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0]/SUM([.B10:.F1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:.G10])" office:value-type="percentage" office:value="0.55992673992674" calcext:value-type="percentage">
            <text:p>55.99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lda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0.6842105263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SUM([.B16:.F16])" office:value-type="percentage" office:value="0.857142857142857" calcext:value-type="percentage">
            <text:p>85.71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/SUM([.B17:.F17])" office:value-type="percentage" office:value="0.64" calcext:value-type="percentage">
            <text:p>6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/SUM([.B18:.F18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]/SUM([.B19:.F19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0]/SUM([.B20:.F2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6:.G20])" office:value-type="percentage" office:value="0.615838827838828" calcext:value-type="percentage">
            <text:p>61.58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knn</text:p>
          </table:table-cell>
          <table:covered-table-cell table:style-name="ce1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1">
            <text:p>Score 0.6526315789</text:p>
          </table:table-cell>
          <table:covered-table-cell table:style-name="ce1"/>
          <table:covered-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/SUM([.B26:.F26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/SUM([.B27:.F27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8]/SUM([.B28:.F28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9]/SUM([.B29:.F29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0]/SUM([.B30:.F3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6:.G30])" office:value-type="percentage" office:value="0.578600732600733" calcext:value-type="percentage">
            <text:p>57.86%</text:p>
          </table:table-cell>
        </table:table-row>
      </table:table>
      <table:table table:name="all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Classifier: svm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 table:number-columns-spanned="4" table:number-rows-spanned="1">
            <text:p>Score 62.11%</text:p>
          </table:table-cell>
          <table:covered-table-cell table:number-columns-repeated="3" table:style-name="ce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/SUM([.B6:.F6])" office:value-type="percentage" office:value="0.771428571428571" calcext:value-type="percentage">
            <text:p>77.1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/SUM([.B7:.F7])" office:value-type="percentage" office:value="0.6" calcext:value-type="percentage">
            <text:p>6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SUM([.B8:.F8])" office:value-type="percentage" office:value="0.461538461538462" calcext:value-type="percentage">
            <text:p>46.1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/SUM([.B9:.F9])" office:value-type="percentage" office:value="0.666666666666667" calcext:value-type="percentage">
            <text:p>66.6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0]/SUM([.B10:.F10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:.G10])" office:value-type="percentage" office:value="0.55992673992674" calcext:value-type="percentage">
            <text:p>55.99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lda</text:p>
          </table:table-cell>
          <table:covered-table-cell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Score 68.42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SUM([.B16:.F16])" office:value-type="percentage" office:value="0.857142857142857" calcext:value-type="percentage">
            <text:p>85.7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/SUM([.B17:.F17])" office:value-type="percentage" office:value="0.64" calcext:value-type="percentage">
            <text:p>64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/SUM([.B18:.F18])" office:value-type="percentage" office:value="0.615384615384615" calcext:value-type="percentage">
            <text:p>61.5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]/SUM([.B19:.F19])" office:value-type="percentage" office:value="0.666666666666667" calcext:value-type="percentage">
            <text:p>66.67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0]/SUM([.B20:.F20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6:.G20])" office:value-type="percentage" office:value="0.615838827838828" calcext:value-type="percentage">
            <text:p>61.58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knn</text:p>
          </table:table-cell>
          <table:covered-table-cell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core 65.26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/SUM([.B26:.F26])" office:value-type="percentage" office:value="0.914285714285714" calcext:value-type="percentage">
            <text:p>91.4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/SUM([.B27:.F27])" office:value-type="percentage" office:value="0.48" calcext:value-type="percentage">
            <text:p>48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8]/SUM([.B28:.F28])" office:value-type="percentage" office:value="0.615384615384615" calcext:value-type="percentage">
            <text:p>61.5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9]/SUM([.B29:.F29])" office:value-type="percentage" office:value="0.583333333333333" calcext:value-type="percentage">
            <text:p>58.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0]/SUM([.B30:.F30])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6:.G30])" office:value-type="percentage" office:value="0.578600732600733" calcext:value-type="percentage">
            <text:p>57.86%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Classifier: svm</text:p>
          </table:table-cell>
          <table:covered-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istogram_of_oriented_gradients</text:p>
          </table:table-cell>
          <table:covered-table-cell table:number-columns-repeated="5"/>
          <table:covered-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core 43.16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7]/SUM([.B37:.F37])" office:value-type="percentage" office:value="0.742857142857143" calcext:value-type="percentage">
            <text:p>74.29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8]/SUM([.B38:.F38])" office:value-type="percentage" office:value="0.36" calcext:value-type="percentage">
            <text:p>36.00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lis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/SUM([.B39:.F39])" office:value-type="percentage" office:value="0.230769230769231" calcext:value-type="percentage">
            <text:p>23.08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0]/SUM([.B40:.F40])" office:value-type="percentage" office:value="0.166666666666667" calcext:value-type="percentage">
            <text:p>16.67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41]/SUM([.B41:.F41])" office:value-type="percentage" office:value="0.1" calcext:value-type="percentage">
            <text:p>10.00%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37:.G41])" office:value-type="percentage" office:value="0.320058608058608" calcext:value-type="percentage">
            <text:p>32.01%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1" office:value-type="string" calcext:value-type="string" table:number-columns-spanned="6" table:number-rows-spanned="1">
            <text:p>Classifier: lda</text:p>
          </table:table-cell>
          <table:covered-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istogram_of_oriented_gradients</text:p>
          </table:table-cell>
          <table:covered-table-cell table:number-columns-repeated="5"/>
          <table:covered-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core 43.16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7]/SUM([.B47:.F47])" office:value-type="percentage" office:value="0.742857142857143" calcext:value-type="percentage">
            <text:p>74.29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8]/SUM([.B48:.F48])" office:value-type="percentage" office:value="0.36" calcext:value-type="percentage">
            <text:p>36.00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]/SUM([.B49:.F49])" office:value-type="percentage" office:value="0.0769230769230769" calcext:value-type="percentage">
            <text:p>7.69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50]/SUM([.B50:.F50])" office:value-type="percentage" office:value="0.333333333333333" calcext:value-type="percentage">
            <text:p>33.33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51]/SUM([.B51:.F51])" office:value-type="percentage" office:value="0.1" calcext:value-type="percentage">
            <text:p>10.00%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47:.G51])" office:value-type="percentage" office:value="0.322622710622711" calcext:value-type="percentage">
            <text:p>32.26%</text:p>
          </table:table-cell>
          <table:table-cell table:number-columns-repeated="7"/>
          <table:table-cell table:style-name="ce2"/>
        </table:table-row>
        <table:table-row table:style-name="ro1">
          <table:table-cell table:style-name="ce1" office:value-type="string" calcext:value-type="string" table:number-columns-spanned="6" table:number-rows-spanned="1">
            <text:p>Classifier: knn</text:p>
          </table:table-cell>
          <table:covered-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Feature extraction: histogram_of_oriented_gradients</text:p>
          </table:table-cell>
          <table:covered-table-cell table:number-columns-repeated="5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Score 49.47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7]/SUM([.B57:.F57])" office:value-type="percentage" office:value="0.914285714285714" calcext:value-type="percentage">
            <text:p>91.43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8]/SUM([.B58:.F58])" office:value-type="percentage" office:value="0.56" calcext:value-type="percentage">
            <text:p>56.00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]/SUM([.B59:.F59])" office:value-type="percentage" office:value="0.0769230769230769" calcext:value-type="percentage">
            <text:p>7.69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60]/SUM([.B60:.F60])" office:value-type="percentage" office:value="0" calcext:value-type="percentage">
            <text:p>0.00%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61]/SUM([.B61:.F61])" office:value-type="percentage" office:value="0" calcext:value-type="percentage">
            <text:p>0.00%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57:.G61])" office:value-type="percentage" office:value="0.310241758241758" calcext:value-type="percentage">
            <text:p>31.02%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Classifier: svm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hu_moments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Score 44.21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68]/SUM([.B68:.F68])" office:value-type="percentage" office:value="0.8" calcext:value-type="percentage">
            <text:p>8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9]/SUM([.B69:.F69])" office:value-type="percentage" office:value="0.36" calcext:value-type="percentage">
            <text:p>36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70]/SUM([.B70:.F7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1]/SUM([.B71:.F71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72]/SUM([.B72:.F72])" office:value-type="percentage" office:value="0.5" calcext:value-type="percentage">
            <text:p>5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8:.G72])" office:value-type="percentage" office:value="0.332" calcext:value-type="percentage">
            <text:p>33.20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lda</text:p>
          </table:table-cell>
          <table:covered-table-cell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hu_moments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4" table:number-rows-spanned="1">
            <text:p>Score 41.05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8]/SUM([.B78:.F78])" office:value-type="percentage" office:value="0.714285714285714" calcext:value-type="percentage">
            <text:p>71.4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9]/SUM([.B79:.F79])" office:value-type="percentage" office:value="0.28" calcext:value-type="percentage">
            <text:p>28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0]/SUM([.B80:.F8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1]/SUM([.B81:.F81])" office:value-type="percentage" office:value="0.0833333333333333" calcext:value-type="percentage">
            <text:p>8.3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F82]/SUM([.B82:.F82])" office:value-type="percentage" office:value="0.6" calcext:value-type="percentage">
            <text:p>6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78:.G82])" office:value-type="percentage" office:value="0.33552380952381" calcext:value-type="percentage">
            <text:p>33.55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Classifier: knn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hu_moments</text:p>
          </table:table-cell>
          <table:covered-table-cell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Score 37.89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8]/SUM([.B88:.F88])" office:value-type="percentage" office:value="0.571428571428571" calcext:value-type="percentage">
            <text:p>57.1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9]/SUM([.B89:.F89])" office:value-type="percentage" office:value="0.32" calcext:value-type="percentage">
            <text:p>32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0]/SUM([.B90:.F90])" office:value-type="percentage" office:value="0" calcext:value-type="percentage">
            <text:p>0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91]/SUM([.B91:.F91])" office:value-type="percentage" office:value="0.25" calcext:value-type="percentage">
            <text:p>25.00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92]/SUM([.B92:.F92])" office:value-type="percentage" office:value="0.5" calcext:value-type="percentage">
            <text:p>50.00%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88:.G92])" office:value-type="percentage" office:value="0.328285714285714" calcext:value-type="percentage">
            <text:p>32.83%</text:p>
          </table:table-cell>
          <table:table-cell table:number-columns-repeated="8"/>
        </table:table-row>
      </table:table>
      <table:table table:name="fusion_all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3" office:value-type="string" calcext:value-type="string" table:number-columns-spanned="3" table:number-rows-spanned="1">
            <text:p>borda</text:p>
          </table:table-cell>
          <table:covered-table-cell table:number-columns-repeated="2"/>
          <table:table-cell table:style-name="ce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Score: 53.68%</text:p>
          </table:table-cell>
          <table:covered-table-cell/>
          <table:covered-table-cell table:style-name="ce2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/SUM([.B5:.F5])" office:value-type="percentage" office:value="0.971428571428571" calcext:value-type="percentage">
            <text:p>9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]/SUM([.B6:.F6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SUM([.B7:.F7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]/SUM([.B8:.F8])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9]/SUM([.B9:.F9])" office:value-type="percentage" office:value="0.2" calcext:value-type="percentage">
            <text:p>2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5:.G9])" office:value-type="percentage" office:value="0.379003663003663" calcext:value-type="percentage">
            <text:p>37.90%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su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Score: 67.37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4]/SUM([.B14:.F14])" office:value-type="percentage" office:value="0.942857142857143" calcext:value-type="percentage">
            <text:p>94.29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]/SUM([.B15:.F15])" office:value-type="percentage" office:value="0.68" calcext:value-type="percentage">
            <text:p>6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]/SUM([.B16:.F16])" office:value-type="percentage" office:value="0.153846153846154" calcext:value-type="percentage">
            <text:p>15.38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7]/SUM([.B17:.F17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8]/SUM([.B18:.F18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4:.G18])" office:value-type="percentage" office:value="0.568673992673993" calcext:value-type="percentage">
            <text:p>56.87%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Score: 63.16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3]/SUM([.B23:.F23])" office:value-type="percentage" office:value="0.828571428571429" calcext:value-type="percentage">
            <text:p>82.86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/SUM([.B24:.F24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/SUM([.B25:.F25])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26]/SUM([.B26:.F26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27]/SUM([.B27:.F27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3:.G27])" office:value-type="percentage" office:value="0.582739926739927" calcext:value-type="percentage">
            <text:p>58.27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min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Score: 47.37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SUM([.B32:.F32])" office:value-type="percentage" office:value="0.885714285714286" calcext:value-type="percentage">
            <text:p>88.57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]/SUM([.B33:.F33])"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34]/SUM([.B34:.F3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5]/SUM([.B35:.F35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6]/SUM([.B36:.F36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32:.G36])" office:value-type="percentage" office:value="0.315142857142857" calcext:value-type="percentage">
            <text:p>31.51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product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Score: 47.37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1]/SUM([.B41:.F41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2]/SUM([.B42:.F42])"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43]/SUM([.B43:.F4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44]/SUM([.B44:.F44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45]/SUM([.B45:.F4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41:.G45])" office:value-type="percentage" office:value="0.312857142857143" calcext:value-type="percentage">
            <text:p>31.29%</text:p>
          </table:table-cell>
        </table:table-row>
      </table:table>
      <table:table table:name="fusion_color_and_hu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borda</text:p>
          </table:table-cell>
          <table:covered-table-cell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 table:number-columns-spanned="4" table:number-rows-spanned="1">
            <text:p>Score 54.74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/SUM([.B5:.F5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6]/SUM([.B6:.F6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7]/SUM([.B7:.F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8]/SUM([.B8:.F8])" office:value-type="percentage" office:value="0.416666666666667" calcext:value-type="percentage">
            <text:p>41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9]/SUM([.B9:.F9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5:.G9])" office:value-type="percentage" office:value="0.422190476190476" calcext:value-type="percentage">
            <text:p>42.22%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sum</text:p>
          </table:table-cell>
          <table:covered-table-cell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67.37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4]/SUM([.B14:.F14])" office:value-type="percentage" office:value="0.885714285714286" calcext:value-type="percentage">
            <text:p>88.57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/SUM([.B15:.F15])" office:value-type="percentage" office:value="0.56" calcext:value-type="percentage">
            <text:p>56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]/SUM([.B16:.F16])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7]/SUM([.B17:.F17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8]/SUM([.B18:.F18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4:.G18])" office:value-type="percentage" office:value="0.610168498168498" calcext:value-type="percentage">
            <text:p>61.02%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max</text:p>
          </table:table-cell>
          <table:covered-table-cell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68.42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]/SUM([.B23:.F23])" office:value-type="percentage" office:value="0.857142857142857" calcext:value-type="percentage">
            <text:p>85.71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/SUM([.B24:.F24])" office:value-type="percentage" office:value="0.6" calcext:value-type="percentage">
            <text:p>6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/SUM([.B25:.F25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26]/SUM([.B26:.F26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27]/SUM([.B27:.F27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3:.G27])" office:value-type="percentage" office:value="0.627838827838828" calcext:value-type="percentage">
            <text:p>62.78%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min</text:p>
          </table:table-cell>
          <table:covered-table-cell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4" table:number-rows-spanned="1">
            <text:p>Score 52.63%</text:p>
          </table:table-cell>
          <table:covered-table-cell/>
          <table:covered-table-cell table:style-name="ce2"/>
          <table:covered-table-cell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SUM([.B32:.F32])" office:value-type="percentage" office:value="0.771428571428571" calcext:value-type="percentage">
            <text:p>7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3]/SUM([.B33:.F33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/SUM([.B34:.F34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35]/SUM([.B35:.F35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6]/SUM([.B36:.F36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32:.G36])" office:value-type="percentage" office:value="0.442336996336996" calcext:value-type="percentage">
            <text:p>44.23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product</text:p>
          </table:table-cell>
          <table:covered-table-cell table:number-columns-repeated="3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52.63%</text:p>
          </table:table-cell>
          <table:covered-table-cell/>
          <table:covered-table-cell table:style-name="ce2"/>
          <table:covered-table-cell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1]/SUM([.B41:.F41])"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42]/SUM([.B42:.F42])" office:value-type="percentage" office:value="0.44" calcext:value-type="percentage">
            <text:p>4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]/SUM([.B43:.F43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44]/SUM([.B44:.F44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45]/SUM([.B45:.F45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41:.G45])" office:value-type="percentage" office:value="0.440051282051282" calcext:value-type="percentage">
            <text:p>44.0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0:08:33.904950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6:01:13.400166605</meta:creation-date>
    <dc:date>2016-06-15T12:33:34.789558002</dc:date>
    <meta:editing-duration>PT2H51M8S</meta:editing-duration>
    <meta:editing-cycles>6</meta:editing-cycles>
    <meta:generator>LibreOffice/4.2.8.2$Linux_X86_64 LibreOffice_project/420m0$Build-2</meta:generator>
    <meta:document-statistic meta:table-count="5" meta:cell-count="1140" meta:object-count="0"/>
  </office:meta>
</office:document-meta>
</file>